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869c4" officeooo:paragraph-rsid="001869c4"/>
    </style:style>
    <style:style style:name="P3" style:family="paragraph" style:parent-style-name="Subtitle">
      <style:text-properties officeooo:rsid="0013ab11" officeooo:paragraph-rsid="0013ab11"/>
    </style:style>
    <style:style style:name="P4" style:family="paragraph" style:parent-style-name="Title">
      <style:text-properties officeooo:rsid="0013ab11" officeooo:paragraph-rsid="0013ab11"/>
    </style:style>
    <style:style style:name="T1" style:family="text">
      <style:text-properties officeooo:rsid="00162e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>Memoria práctica 2 TSI </text:p>
      <text:p text:style-name="P3">Cristina Sánchez Justicia</text:p>
      <text:h text:style-name="P1" text:outline-level="1"><text:span text:style-name="T1">3</text:span>. Problema de los horarios</text:h>
      <text:p text:style-name="Standard">La representación de la solución se hará con una matriz que representa la asignatura</text:p>
      <text:p text:style-name="Standard">impartida para cada día y hora. Cada asignatura puede tomar un valor entre los siguientes</text:p>
      <text:p text:style-name="Standard">15:</text:p>
      <text:p text:style-name="Standard">- Las 9 descritas en el enunciado (A1..A9)</text:p>
      <text:p text:style-name="Standard">- El recreo</text:p>
      <text:p text:style-name="Standard">- La segunda parte de las asignaturas que se imparten en bloques de 2 h (A1, A3, A4,</text:p>
      <text:p text:style-name="Standard">A5 y A8)</text:p>
      <text:p text:style-name="Standard">Las restricciones a cumplir son las siguientes:</text:p>
      <text:p text:style-name="Standard">- Cada día solo se puede impartir un bloque de cada asignatura</text:p>
      <text:p text:style-name="Standard">- De cada asignatura se tienen que impartir las horas establecidas (las asignaturas</text:p>
      <text:p text:style-name="Standard">que duran 2 horas se reparten la duración entre la primera y la segunda parte)</text:p>
      <text:p text:style-name="Standard">- La primera hora de las asignaturas dobles no puede impartirse a última hora</text:p>
      <text:p text:style-name="Standard">- La segunda hora de las asignaturas dobles no puede impartirse a primera hora</text:p>
      <text:p text:style-name="Standard">- Después de las asignaturas 1,3,4,5 y 8 vienen las 11, 12, 13, 14 y 15,</text:p>
      <text:p text:style-name="Standard">respectivamente</text:p>
      <text:p text:style-name="Standard">- A1 no puede impartirse el mismo día que A3</text:p>
      <text:p text:style-name="Standard">- A4 no puede impartirse el mismo día que A5</text:p>
      <text:p text:style-name="Standard">- A6 no puede impartirse el mismo día que A9</text:p>
      <text:p text:style-name="Standard">- La cuarta franja horaria se debe reservar para el recreo</text:p>
      <text:p text:style-name="Standard">- Las asignaturas A1 y A3 tienen que empezar a darse a las 12</text:p>
      <text:p text:style-name="Standard">- Las asignaturas A4 y A5 tienen que darse en las dos primeras horas de la mañana</text:p>
      <text:p text:style-name="Standard">- Las asignaturas A6 y A9 tienen que darse antes del recreo</text:p>
      <text:p text:style-name="Standard">- Las asignaturas tienen restricciones de días</text:p>
      <text:p text:style-name="Standard"/>
      <text:h text:style-name="Heading_20_3" text:outline-level="3">¿Cuál es el número de soluciones válidas obtenidas?</text:h>
      <text:p text:style-name="P2">8</text:p>
      <text:h text:style-name="Heading_20_3" text:outline-level="3">¿Existen soluciones simétricas?</text:h>
      <text:p text:style-name="Standard">No. Tendría soluciones simétricas si hubiera utilizado diferentes codificaciones de</text:p>
      <text:p text:style-name="Standard">asignaturas para representar el recreo, pero he utilizado el 10 para representar todos los</text:p>
      <text:p text:style-name="Standard">recreos. También tendría simetrías si hubiera utilizado más codificaciones para cada</text:p>
      <text:p text:style-name="Standard">asingnatura. Es decir, en lugar de codificar los dos bloques como 1, 11, lo hubiera codificado</text:p>
      <text:p text:style-name="Standard">como 1,11 y 2,12. Tampoco he hecho eso así que mi solución no tiene simetrí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03:24.155020888</meta:creation-date>
    <dc:date>2023-05-09T12:12:55.687009493</dc:date>
    <meta:editing-duration>PT9M34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2" meta:paragraph-count="34" meta:word-count="335" meta:character-count="1857" meta:non-whitespace-character-count="1555"/>
  </office:meta>
</office:document-meta>
</file>